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81d41a" draw:textarea-horizontal-align="justify" draw:textarea-vertical-align="middle" draw:auto-grow-height="false" fo:min-height="0.672cm" fo:min-width="4.22cm"/>
    </style:style>
    <style:style style:name="gr2" style:family="graphic" style:parent-style-name="objectwithoutfill">
      <style:graphic-properties svg:stroke-width="0.106cm" svg:stroke-color="#ff7b59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svg:stroke-color="#3faf46" draw:fill-color="#3faf46" draw:textarea-horizontal-align="justify" draw:textarea-vertical-align="middle" draw:auto-grow-height="false" fo:min-height="0.938cm" fo:min-width="1.201cm"/>
    </style:style>
    <style:style style:name="gr4" style:family="graphic" style:parent-style-name="objectwithoutfill">
      <style:graphic-properties svg:stroke-width="0.106cm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55cm" fo:min-width="11.228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55cm" fo:min-width="10.635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55cm" fo:min-width="10.928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15cm" fo:min-width="11.5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45cm" fo:min-width="13.407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45cm" fo:min-width="13.9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45cm" fo:min-width="14.3cm"/>
    </style:style>
    <style:style style:name="gr12" style:family="graphic" style:parent-style-name="standard">
      <style:graphic-properties draw:fill-color="#5983b0" draw:textarea-horizontal-align="justify" draw:textarea-vertical-align="middle" draw:auto-grow-height="false" fo:min-height="1.851cm" fo:min-width="1.59cm"/>
    </style:style>
    <style:style style:name="gr13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2" style:family="paragraph">
      <loext:graphic-properties draw:fill-color="#81d41a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  <style:text-properties fo:color="#ffffff"/>
    </style:style>
    <style:style style:name="P5" style:family="paragraph">
      <loext:graphic-properties draw:fill-color="#3faf46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6" style:family="paragraph">
      <style:paragraph-properties fo:text-align="start"/>
      <style:text-properties fo:font-size="9pt" style:font-size-asian="9pt" style:font-size-complex="9pt"/>
    </style:style>
    <style:style style:name="P7" style:family="paragraph">
      <loext:graphic-properties draw:fill-color="#ffffff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8" style:family="paragraph">
      <style:paragraph-properties fo:line-height="150%" fo:text-align="center"/>
      <style:text-properties fo:color="#ffffff" fo:font-size="9pt" style:font-size-asian="9pt" style:font-size-complex="9pt"/>
    </style:style>
    <style:style style:name="P9" style:family="paragraph">
      <loext:graphic-properties draw:fill-color="#5983b0"/>
      <style:paragraph-properties fo:line-height="150%"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T1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9pt" fo:font-weight="normal" style:font-size-asian="9pt" style:font-weight-asian="normal" style:font-size-complex="9pt" style:font-weight-complex="normal"/>
    </style:style>
    <style:style style:name="T4" style:family="text">
      <style:text-properties fo:color="#ffffff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1cm" svg:height="1.302cm" svg:x="1.6cm" svg:y="14.298cm">
          <text:p text:style-name="P1"><text:span text:style-name="T1">FEATHER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6.7cm" svg:y1="14.949cm" svg:x2="8.272cm" svg:y2="14.455cm" draw:start-shape="id1" draw:end-shape="id2" draw:end-glue-point="3" svg:d="M6700 14949c1180 0 395-494 1572-494" svg:viewBox="0 0 1573 495">
          <text:p/>
        </draw:connector>
        <draw:custom-shape draw:style-name="gr3" draw:text-style-name="P5" xml:id="id11" draw:id="id11" draw:layer="layout" svg:width="1.7cm" svg:height="1.9cm" svg:x="3.7cm" svg:y="9.1cm">
          <text:p text:style-name="P4"><text:span text:style-name="T1">SQL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3" draw:layer="layout" svg:x1="4.5cm" svg:y1="14.3cm" svg:x2="4.5cm" svg:y2="11cm">
          <text:p/>
        </draw:line>
        <draw:custom-shape draw:style-name="gr5" draw:text-style-name="P7" xml:id="id2" draw:id="id2" draw:layer="layout" svg:width="11.728cm" svg:height="1.8cm" svg:x="8.272cm" svg:y="13.555cm">
          <text:p text:style-name="P6"><text:span text:style-name="T2">child_process</text:span></text:p>
          <text:p text:style-name="P6"><text:span text:style-name="T3">This is an in memory endpoint. It allows the user to create terminals on</text:span></text:p>
          <text:p text:style-name="P6"><text:span text:style-name="T3">the root node and execute commands whitelisted only. However if it is the</text:span></text:p>
          <text:p text:style-name="P6"><text:span text:style-name="T3">root node it will not whitelist the commands allowing full admin access.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3" draw:id="id3" draw:layer="layout" svg:width="11.135cm" svg:height="1.8cm" svg:x="8.865cm" svg:y="15.855cm">
          <text:p text:style-name="P6"><text:span text:style-name="T2">dir</text:span></text:p>
          <text:p text:style-name="P6"><text:span text:style-name="T3">This in memory endpoint is here to work with directories hosted on the</text:span></text:p>
          <text:p text:style-name="P6"><text:span text:style-name="T3">root and child nodes updating them through socket connections</text:span></text:p>
          <text:p text:style-name="P6"><text:span text:style-name="T3">to make sure all nodes are synced.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6.7cm" svg:y1="14.95cm" svg:x2="8.865cm" svg:y2="16.755cm" draw:end-shape="id3" draw:end-glue-point="3" svg:d="M6700 14950c1248 0 166 1805 2165 1805" svg:viewBox="0 0 2166 1806">
          <text:p/>
        </draw:connector>
        <draw:custom-shape draw:style-name="gr7" draw:text-style-name="P7" xml:id="id4" draw:id="id4" draw:layer="layout" svg:width="11.428cm" svg:height="1.8cm" svg:x="8.572cm" svg:y="18.155cm">
          <text:p text:style-name="P6"><text:span text:style-name="T2">fonts</text:span></text:p>
          <text:p text:style-name="P6"><text:span text:style-name="T3">This in memory endpoint runs custom npm packages to determine the</text:span></text:p>
          <text:p text:style-name="P6"><text:span text:style-name="T3">Installed system fonts.</text:span></text:p>
          <draw:enhanced-geometry svg:viewBox="0 0 21600 21600" draw:type="rectangle" draw:enhanced-path="M 0 0 L 21600 0 21600 21600 0 21600 0 0 Z N"/>
        </draw:custom-shape>
        <draw:connector draw:style-name="gr2" draw:text-style-name="P3" xml:id="id5" draw:id="id5" draw:layer="layout" draw:type="curve" svg:x1="6.674cm" svg:y1="14.976cm" svg:x2="8.572cm" svg:y2="19.055cm" draw:end-shape="id4" draw:end-glue-point="3" svg:d="M6674 14976c1048 0 100 4079 1898 4079" svg:viewBox="0 0 1899 4080">
          <text:p/>
        </draw:connector>
        <draw:custom-shape draw:style-name="gr8" draw:text-style-name="P7" xml:id="id6" draw:id="id6" draw:layer="layout" svg:width="12cm" svg:height="1.4cm" svg:x="8cm" svg:y="20.3cm">
          <text:p text:style-name="P6"><text:span text:style-name="T2">git</text:span></text:p>
          <text:p text:style-name="P6"><text:span text:style-name="T3">This in memory endpoint spawns child processes to maintain the</text:span></text:p>
          <text:p text:style-name="P6"><text:span text:style-name="T3">document repo if the project is linked to a repo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draw:line-skew="0.539cm" svg:x1="6.674cm" svg:y1="14.976cm" svg:x2="8cm" svg:y2="21cm" draw:start-shape="id5" draw:start-glue-point="2" draw:end-shape="id6" draw:end-glue-point="3" svg:d="M6674 14976c-21 0-684 6024 1326 6024" svg:viewBox="0 0 1448 6025">
          <text:p/>
        </draw:connector>
        <draw:custom-shape draw:style-name="gr9" draw:text-style-name="P7" xml:id="id7" draw:id="id7" draw:layer="layout" svg:width="13.907cm" svg:height="1.7cm" svg:x="6.093cm" svg:y="22.1cm">
          <text:p text:style-name="P6"><text:span text:style-name="T2">messages</text:span></text:p>
          <text:p text:style-name="P6"><text:span text:style-name="T3">This in memory endpoint sends messages between child nodes for the current session.</text:span></text:p>
          <text:p text:style-name="P6"><text:span text:style-name="T3">Message are stored until the end of the session ensuring all child nodes are up to date</text:span></text:p>
          <text:p text:style-name="P6"><text:span text:style-name="T3">and any newly connected child nodes will be able to updat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4.15cm" svg:y1="15.6cm" svg:x2="6.093cm" svg:y2="22.95cm" draw:start-shape="id1" draw:start-glue-point="2" draw:end-shape="id7" draw:end-glue-point="3" svg:d="M4150 15600c0 4900 647 7350 1943 7350" svg:viewBox="0 0 1944 7351">
          <text:p/>
        </draw:connector>
        <draw:custom-shape draw:style-name="gr10" draw:text-style-name="P7" xml:id="id8" draw:id="id8" draw:layer="layout" svg:width="14.4cm" svg:height="1.7cm" svg:x="5.6cm" svg:y="24.2cm">
          <text:p text:style-name="P6"><text:span text:style-name="T2">Recover</text:span></text:p>
          <text:p text:style-name="P6"><text:span text:style-name="T3">This in memory endpoint is initiated on startup to scan any documents left on the scratch disk</text:span></text:p>
          <text:p text:style-name="P6"><text:span text:style-name="T3">in the event the application closed unexpectedly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4.15cm" svg:y1="15.6cm" svg:x2="5.6cm" svg:y2="25.05cm" draw:start-shape="id1" draw:end-shape="id8" draw:end-glue-point="3" svg:d="M4150 15600c0 6300 483 9450 1450 9450" svg:viewBox="0 0 1451 9451">
          <text:p/>
        </draw:connector>
        <draw:custom-shape draw:style-name="gr11" draw:text-style-name="P7" xml:id="id9" draw:id="id9" draw:layer="layout" svg:width="14.8cm" svg:height="1.7cm" svg:x="5.2cm" svg:y="26.3cm">
          <text:p text:style-name="P6"><text:span text:style-name="T2">Save</text:span></text:p>
          <text:p text:style-name="P6"><text:span text:style-name="T3">This in memory endpoint either creates or updates an open document contained in the application’s</text:span></text:p>
          <text:p text:style-name="P6"><text:span text:style-name="T3">scratch disk’s directory. During the process we import the database into the document’s scratch disk</text:span><text:span text:style-name="T3"><text:line-break/></text:span><text:span text:style-name="T3">directory and then zip the document into a bcd doc typ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curve" svg:x1="4.15cm" svg:y1="15.6cm" svg:x2="5.2cm" svg:y2="27.15cm" draw:start-shape="id1" draw:start-glue-point="2" draw:end-shape="id9" draw:end-glue-point="3" svg:d="M4150 15600c0 7700 350 11550 1050 11550" svg:viewBox="0 0 1051 11551">
          <text:p/>
        </draw:connector>
        <draw:custom-shape draw:style-name="gr12" draw:text-style-name="P9" xml:id="id10" draw:id="id10" draw:layer="layout" svg:width="3.5cm" svg:height="2.1cm" svg:x="0.7cm" svg:y="21.1cm">
          <text:p text:style-name="P8"><text:span text:style-name="T4">Import / Export</text:span></text:p>
          <text:p text:style-name="P8"><text:span text:style-name="T4">Databas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3" draw:text-style-name="P3" draw:layer="layout" draw:type="curve" draw:line-skew="0.501cm" svg:x1="0.7cm" svg:y1="22.15cm" svg:x2="3.7cm" svg:y2="10.05cm" draw:start-shape="id10" draw:start-glue-point="5" draw:end-shape="id11" draw:end-glue-point="6" svg:d="M700 22150c0 0-1500-12100 3000-12100" svg:viewBox="0 0 3241 12101">
          <text:p/>
        </draw:connector>
        <draw:connector draw:style-name="gr13" draw:text-style-name="P3" draw:layer="layout" draw:type="curve" svg:x1="2.45cm" svg:y1="23.2cm" svg:x2="5.2cm" svg:y2="27.15cm" draw:start-shape="id10" draw:start-glue-point="6" draw:end-shape="id9" draw:end-glue-point="3" svg:d="M2450 23200c0 2634 916 3950 2750 3950" svg:viewBox="0 0 2751 3951">
          <text:p/>
        </draw:connector>
      </draw:page>
      <draw:page draw:name="page2" draw:style-name="dp1" draw:master-page-name="Default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10T09:51:08.192000000</meta:creation-date>
    <dc:date>2020-05-10T13:56:27.851000000</dc:date>
    <meta:editing-duration>PT1H18M25S</meta:editing-duration>
    <meta:editing-cycles>5</meta:editing-cycles>
    <meta:generator>LibreOffice/6.3.3.2$Windows_X86_64 LibreOffice_project/a64200df03143b798afd1ec74a12ab50359878ed</meta:generator>
    <meta:document-statistic meta:object-count="20"/>
  </office:meta>
</office:document-meta>
</file>